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4.9209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6.6689in"/>
    </style:style>
    <style:style style:name="co7" style:family="table-column">
      <style:table-column-properties fo:break-before="auto" style:column-width="1.3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7" table:default-cell-style-name="ce1"/>
        <table:table-row table:style-name="ro1">
          <table:table-cell office:value-type="string">
            <text:p>basic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__init__()</text:p>
          </table:table-cell>
          <table:table-cell table:number-columns-repeated="2" office:value-type="string">
            <text:p>-</text:p>
          </table:table-cell>
          <table:table-cell office:value-type="string">
            <text:p>constructo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isconfigured()</text:p>
          </table:table-cell>
          <table:table-cell office:value-type="string">
            <text:p>-</text:p>
          </table:table-cell>
          <table:table-cell office:value-type="string">
            <text:p>boolean</text:p>
          </table:table-cell>
          <table:table-cell office:value-type="string">
            <text:p>return true if object has been successfully configur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onfigure()</text:p>
          </table:table-cell>
          <table:table-cell/>
          <table:table-cell office:value-type="string">
            <text:p>-</text:p>
          </table:table-cell>
          <table:table-cell office:value-type="string">
            <text:p>called one time once the game engine is started 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onfigure()</text:p>
          </table:table-cell>
          <table:table-cell office:value-type="string">
            <text:p>[boolean:True] verbose</text:p>
          </table:table-cell>
          <table:table-cell office:value-type="string">
            <text:p>-</text:p>
          </table:table-cell>
          <table:table-cell office:value-type="string">
            <text:p>called one time once the game engine is started 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ivate</text:p>
          </table:table-cell>
          <table:table-cell office:value-type="string">
            <text:p>locateTemplates()</text:p>
          </table:table-cell>
          <table:table-cell table:number-columns-repeated="2" office:value-type="string">
            <text:p>-</text:p>
          </table:table-cell>
          <table:table-cell office:value-type="string">
            <text:p>called by configure(), seek and load default and user defined object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update()</text:p>
          </table:table-cell>
          <table:table-cell table:number-columns-repeated="2" office:value-type="string">
            <text:p>-</text:p>
          </table:table-cell>
          <table:table-cell office:value-type="string">
            <text:p>called at each refresh, the method gathers inputs events &amp; OSC messag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ivate</text:p>
          </table:table-cell>
          <table:table-cell office:value-type="string">
            <text:p>inputs()</text:p>
          </table:table-cell>
          <table:table-cell table:number-columns-repeated="2" office:value-type="string">
            <text:p>-</text:p>
          </table:table-cell>
          <table:table-cell office:value-type="string">
            <text:p>called by update(), gather mouse and keyboard events</text:p>
          </table:table-cell>
          <table:table-cell table:number-columns-repeated="1018"/>
        </table:table-row>
        <table:table-row table:style-name="ro1">
          <table:table-cell office:value-type="string">
            <text:p>interaction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keyPressed()</text:p>
          </table:table-cell>
          <table:table-cell office:value-type="string">
            <text:p>[char:none] char</text:p>
          </table:table-cell>
          <table:table-cell office:value-type="string">
            <text:p>boolean</text:p>
          </table:table-cell>
          <table:table-cell office:value-type="string">
            <text:p>return true if key has just been press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keyReleased()</text:p>
          </table:table-cell>
          <table:table-cell office:value-type="string">
            <text:p>[char:none] char</text:p>
          </table:table-cell>
          <table:table-cell office:value-type="string">
            <text:p>boolean</text:p>
          </table:table-cell>
          <table:table-cell office:value-type="string">
            <text:p>return true if key has just been releas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keyActive()</text:p>
          </table:table-cell>
          <table:table-cell office:value-type="string">
            <text:p>[char:none] char</text:p>
          </table:table-cell>
          <table:table-cell office:value-type="string">
            <text:p>boolean</text:p>
          </table:table-cell>
          <table:table-cell office:value-type="string">
            <text:p>return true if key is currently press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apsActive()</text:p>
          </table:table-cell>
          <table:table-cell office:value-type="string">
            <text:p>[char:none] char</text:p>
          </table:table-cell>
          <table:table-cell office:value-type="string">
            <text:p>boolean</text:p>
          </table:table-cell>
          <table:table-cell office:value-type="string">
            <text:p>return true if cap key is currently pressed</text:p>
          </table:table-cell>
          <table:table-cell table:number-columns-repeated="1018"/>
        </table:table-row>
        <table:table-row table:style-name="ro1">
          <table:table-cell office:value-type="string">
            <text:p>crea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rivate</text:p>
          </table:table-cell>
          <table:table-cell office:value-type="string">
            <text:p>storeGeneratedRef()</text:p>
          </table:table-cell>
          <table:table-cell office:value-type="string">
            <text:p>[blender object:none] o</text:p>
          </table:table-cell>
          <table:table-cell office:value-type="string">
            <text:p>string</text:p>
          </table:table-cell>
          <table:table-cell office:value-type="string">
            <text:p>store the relation between the unique name and the objec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ivate</text:p>
          </table:table-cell>
          <table:table-cell office:value-type="string">
            <text:p>makeUnique()</text:p>
          </table:table-cell>
          <table:table-cell office:value-type="string">
            <text:p>[string:none] name</text:p>
          </table:table-cell>
          <table:table-cell office:value-type="string">
            <text:p>string</text:p>
          </table:table-cell>
          <table:table-cell office:value-type="string">
            <text:p>called by storeGeneratedRef(), generate a unique name and return it, returns 0 if name is already uniqu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Plane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plan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Plane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plan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Plane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plan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Cube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cub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Cube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cub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Cube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cub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Sphere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spher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Sphere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spher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Sphere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spher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Empty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empty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Empty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empty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Empty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empty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Spot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spot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Spot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spot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Spot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spot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Cylinder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cylinder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Cylinder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cylinder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Cylinder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cylinder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Circle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circl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Circle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circl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Circle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circl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Square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squar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Square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squar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Square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squar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Triangle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triangl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Triangle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triangle to the scene, returns 0 if the template is not found during config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reateTriangle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triangle to the scene, returns 0 if the template is not found during configure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createFromTemplate()</text:p>
          </table:table-cell>
          <table:table-cell office:value-type="string">
            <text:p>[string:none] name</text:p>
          </table:table-cell>
          <table:table-cell office:value-type="string">
            <text:p>blender object</text:p>
          </table:table-cell>
          <table:table-cell office:value-type="string">
            <text:p>add a new object to the scene, based on the name given, returns 0 if the template is not found during configure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createFromTemplate()</text:p>
          </table:table-cell>
          <table:table-cell office:value-type="string">
            <text:p>[string:none] name; 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object to the scene, based on the name given, returns 0 if the template is not found during configure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createFromTemplate()</text:p>
          </table:table-cell>
          <table:table-cell office:value-type="string">
            <text:p>[string:none] name; 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object to the scene, based on the name given, returns 0 if the template is not found during configure</text:p>
          </table:table-cell>
          <table:table-cell table:number-columns-repeated="1018"/>
        </table:table-row>
        <table:table-row table:style-name="ro1">
          <table:table-cell office:value-type="string">
            <text:p>color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olor()</text:p>
          </table:table-cell>
          <table:table-cell/>
          <table:table-cell office:value-type="string">
            <text:p>mathutils.Color</text:p>
          </table:table-cell>
          <table:table-cell office:value-type="string">
            <text:p>return black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olor()</text:p>
          </table:table-cell>
          <table:table-cell office:value-type="string">
            <text:p>[num:none|0,255] v1</text:p>
          </table:table-cell>
          <table:table-cell office:value-type="string">
            <text:p>mathutils.Color</text:p>
          </table:table-cell>
          <table:table-cell office:value-type="string">
            <text:p>return white to black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olor()</text:p>
          </table:table-cell>
          <table:table-cell office:value-type="string">
            <text:p>[num:none|0,255] v1; [num:none|0,255] v2</text:p>
          </table:table-cell>
          <table:table-cell office:value-type="string">
            <text:p>mathutils.Color</text:p>
          </table:table-cell>
          <table:table-cell office:value-type="string">
            <text:p>return white to black with transparenc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olor()</text:p>
          </table:table-cell>
          <table:table-cell office:value-type="string">
            <text:p>[num:none|0,255] v1; [num:none|0,255] v2; [num:none|0,255] v3</text:p>
          </table:table-cell>
          <table:table-cell office:value-type="string">
            <text:p>mathutils.Color</text:p>
          </table:table-cell>
          <table:table-cell office:value-type="string">
            <text:p>return rgb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color()</text:p>
          </table:table-cell>
          <table:table-cell office:value-type="string">
            <text:p>[num:none|0,255] v1; [num:none|0,255] v2; [num:none|0,255] v3; [num:none|0,255] v4</text:p>
          </table:table-cell>
          <table:table-cell office:value-type="string">
            <text:p>mathutils.Color</text:p>
          </table:table-cell>
          <table:table-cell office:value-type="string">
            <text:p>return rgb with transparenc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getColor()</text:p>
          </table:table-cell>
          <table:table-cell office:value-type="string">
            <text:p>[blender object:none] o</text:p>
          </table:table-cell>
          <table:table-cell office:value-type="string">
            <text:p>mathutils.Color</text:p>
          </table:table-cell>
          <table:table-cell office:value-type="string">
            <text:p>return blender object color; if no argument, return black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background()</text:p>
          </table:table-cell>
          <table:table-cell office:value-type="string">
            <text:p>…</text:p>
          </table:table-cell>
          <table:table-cell office:value-type="string">
            <text:p>-</text:p>
          </table:table-cell>
          <table:table-cell office:value-type="string">
            <text:p>set the scene background color (see color() for arguments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ambient()</text:p>
          </table:table-cell>
          <table:table-cell office:value-type="string">
            <text:p>[num:none|0,255] v1; [num:none|0,255] v2; [num:none|0,255] v3</text:p>
          </table:table-cell>
          <table:table-cell office:value-type="string">
            <text:p>-</text:p>
          </table:table-cell>
          <table:table-cell office:value-type="string">
            <text:p>set the scene ambient color</text:p>
          </table:table-cell>
          <table:table-cell office:value-type="string">
            <text:p>NOT WORKING IN BGE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mist()</text:p>
          </table:table-cell>
          <table:table-cell office:value-type="string">
            <text:p>[num:none|0,255] v1; [num:none|0,255] v2; [num:none|0,255] v3</text:p>
          </table:table-cell>
          <table:table-cell office:value-type="string">
            <text:p>-</text:p>
          </table:table-cell>
          <table:table-cell office:value-type="string">
            <text:p>set the scene mist color</text:p>
          </table:table-cell>
          <table:table-cell office:value-type="string">
            <text:p>NOT WORKING IN BG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hangeColor()</text:p>
          </table:table-cell>
          <table:table-cell office:value-type="string">
            <text:p>[blender object:none] o, …</text:p>
          </table:table-cell>
          <table:table-cell office:value-type="string">
            <text:p>-</text:p>
          </table:table-cell>
          <table:table-cell office:value-type="string">
            <text:p>set the blender object color (see color() for arguments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hangeColor()</text:p>
          </table:table-cell>
          <table:table-cell office:value-type="string">
            <text:p>[string:none] o, …</text:p>
          </table:table-cell>
          <table:table-cell office:value-type="string">
            <text:p>-</text:p>
          </table:table-cell>
          <table:table-cell office:value-type="string">
            <text:p>set the blender object color (see color() for arguments)</text:p>
          </table:table-cell>
          <table:table-cell table:number-columns-repeated="1018"/>
        </table:table-row>
        <table:table-row table:style-name="ro3">
          <table:table-cell office:value-type="string">
            <text:p>blender objects' getter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orientation()</text:p>
          </table:table-cell>
          <table:table-cell office:value-type="string">
            <text:p>[blender object:none] o</text:p>
          </table:table-cell>
          <table:table-cell office:value-type="string">
            <text:p>mathutils.Vector</text:p>
          </table:table-cell>
          <table:table-cell office:value-type="string">
            <text:p>return global orientation of the blender objec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orientation()</text:p>
          </table:table-cell>
          <table:table-cell office:value-type="string">
            <text:p>[blender object:none] o; [boolean:True] absolute</text:p>
          </table:table-cell>
          <table:table-cell office:value-type="string">
            <text:p>mathutils.Vector</text:p>
          </table:table-cell>
          <table:table-cell office:value-type="string">
            <text:p>return global (absolute) or local orientation of the blender objec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position()</text:p>
          </table:table-cell>
          <table:table-cell office:value-type="string">
            <text:p>[blender object:none] o</text:p>
          </table:table-cell>
          <table:table-cell office:value-type="string">
            <text:p>mathutils.Vector</text:p>
          </table:table-cell>
          <table:table-cell office:value-type="string">
            <text:p>return global position of the blender objec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position()</text:p>
          </table:table-cell>
          <table:table-cell office:value-type="string">
            <text:p>[blender object:none] o; [boolean:True] absolute</text:p>
          </table:table-cell>
          <table:table-cell office:value-type="string">
            <text:p>mathutils.Vector</text:p>
          </table:table-cell>
          <table:table-cell office:value-type="string">
            <text:p>return global (absolute) or local position of the blender objec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dimension()</text:p>
          </table:table-cell>
          <table:table-cell office:value-type="string">
            <text:p>[blender object:none] o</text:p>
          </table:table-cell>
          <table:table-cell office:value-type="string">
            <text:p>mathutils.Vector</text:p>
          </table:table-cell>
          <table:table-cell office:value-type="string">
            <text:p>return 3D dimensions of the blender object</text:p>
          </table:table-cell>
          <table:table-cell office:value-type="string">
            <text:p>NOT YET IMPLEMENTED</text:p>
          </table:table-cell>
          <table:table-cell table:number-columns-repeated="1017"/>
        </table:table-row>
        <table:table-row table:style-name="ro2">
          <table:table-cell office:value-type="string">
            <text:p>environment setter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enableVerbose()</text:p>
          </table:table-cell>
          <table:table-cell table:number-columns-repeated="2" office:value-type="string">
            <text:p>-</text:p>
          </table:table-cell>
          <table:table-cell office:value-type="string">
            <text:p>enable verbose mod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disableVerbose()</text:p>
          </table:table-cell>
          <table:table-cell table:number-columns-repeated="2" office:value-type="string">
            <text:p>-</text:p>
          </table:table-cell>
          <table:table-cell office:value-type="string">
            <text:p>disable verbose mod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howMouse()</text:p>
          </table:table-cell>
          <table:table-cell table:number-columns-repeated="2" office:value-type="string">
            <text:p>-</text:p>
          </table:table-cell>
          <table:table-cell office:value-type="string">
            <text:p>show mouse pointer when game engine is 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hideMouse()</text:p>
          </table:table-cell>
          <table:table-cell table:number-columns-repeated="2" office:value-type="string">
            <text:p>-</text:p>
          </table:table-cell>
          <table:table-cell office:value-type="string">
            <text:p>hide mouse pointer when game engine is on</text:p>
          </table:table-cell>
          <table:table-cell table:number-columns-repeated="1018"/>
        </table:table-row>
        <table:table-row table:style-name="ro1">
          <table:table-cell office:value-type="string">
            <text:p>delega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vector()</text:p>
          </table:table-cell>
          <table:table-cell/>
          <table:table-cell office:value-type="string">
            <text:p>mathutils.Vector</text:p>
          </table:table-cell>
          <table:table-cell office:value-type="string">
            <text:p>create a 3D vector at 0,0,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vector()</text:p>
          </table:table-cell>
          <table:table-cell office:value-type="string">
            <text:p>[num:none] x; [num:none] y; [num:none] z</text:p>
          </table:table-cell>
          <table:table-cell office:value-type="string">
            <text:p>mathutils.Vector</text:p>
          </table:table-cell>
          <table:table-cell office:value-type="string">
            <text:p>create a 3D vecto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createOscReceiver()</text:p>
          </table:table-cell>
          <table:table-cell office:value-type="string">
            <text:p>[int:0] port; [string:'/pbge'] marker</text:p>
          </table:table-cell>
          <table:table-cell office:value-type="string">
            <text:p>-</text:p>
          </table:table-cell>
          <table:table-cell office:value-type="string">
            <text:p>create a OSC receiver</text:p>
          </table:table-cell>
          <table:table-cell office:value-type="string">
            <text:p>NOT YET IMPLEMENTED</text:p>
          </table:table-cell>
          <table:table-cell table:number-columns-repeated="1017"/>
        </table:table-row>
        <table:table-row table:style-name="ro1">
          <table:table-cell office:value-type="string">
            <text:p>tex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textColor()</text:p>
          </table:table-cell>
          <table:table-cell table:style-name="ce2" office:value-type="string">
            <text:p>[num:none|0,255] arg1; [num:none|0,255] arg2; [num:none|0,255] arg3</text:p>
          </table:table-cell>
          <table:table-cell office:value-type="string">
            <text:p>-</text:p>
          </table:table-cell>
          <table:table-cell office:value-type="string">
            <text:p>set rgb text colo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textColor()</text:p>
          </table:table-cell>
          <table:table-cell office:value-type="string">
            <text:p>[mathutils.Color:none] arg1</text:p>
          </table:table-cell>
          <table:table-cell office:value-type="string">
            <text:p>-</text:p>
          </table:table-cell>
          <table:table-cell office:value-type="string">
            <text:p>set text colo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textColor()</text:p>
          </table:table-cell>
          <table:table-cell office:value-type="string">
            <text:p>[mathutils.Vector:none] arg1</text:p>
          </table:table-cell>
          <table:table-cell office:value-type="string">
            <text:p>-</text:p>
          </table:table-cell>
          <table:table-cell office:value-type="string">
            <text:p>set text colo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textSize()</text:p>
          </table:table-cell>
          <table:table-cell office:value-type="string">
            <text:p>[num:none] size</text:p>
          </table:table-cell>
          <table:table-cell office:value-type="string">
            <text:p>-</text:p>
          </table:table-cell>
          <table:table-cell office:value-type="string">
            <text:p>set text siz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text()</text:p>
          </table:table-cell>
          <table:table-cell office:value-type="string">
            <text:p>[string:none] text</text:p>
          </table:table-cell>
          <table:table-cell office:value-type="string">
            <text:p>-</text:p>
          </table:table-cell>
          <table:table-cell office:value-type="string">
            <text:p>draw a string in the 3D world at 0,0,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text()</text:p>
          </table:table-cell>
          <table:table-cell office:value-type="string">
            <text:p>[string:none] text; [mathutils.Vector:none] arg1; [mathutils.Vector:none] arg2</text:p>
          </table:table-cell>
          <table:table-cell office:value-type="string">
            <text:p>-</text:p>
          </table:table-cell>
          <table:table-cell office:value-type="string">
            <text:p>draw a string in the 3D world, first vector will be used to set the position and second for rotation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text()</text:p>
          </table:table-cell>
          <table:table-cell office:value-type="string">
            <text:p>[string:none] text; [blender object:none] arg1; [mathutils.Vector:none] arg2; [mathutils.Vector:none] arg3</text:p>
          </table:table-cell>
          <table:table-cell office:value-type="string">
            <text:p>-</text:p>
          </table:table-cell>
          <table:table-cell office:value-type="string">
            <text:p>draw a string in the 3D world, object position and first vector will be merged to set the position and second for rota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info()</text:p>
          </table:table-cell>
          <table:table-cell office:value-type="string">
            <text:p>[string:none] text</text:p>
          </table:table-cell>
          <table:table-cell office:value-type="string">
            <text:p>-</text:p>
          </table:table-cell>
          <table:table-cell office:value-type="string">
            <text:p>draw a string relatively to viewpor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info()</text:p>
          </table:table-cell>
          <table:table-cell office:value-type="string">
            <text:p>[string:none] text; [mathutils.Vector:none] arg1</text:p>
          </table:table-cell>
          <table:table-cell office:value-type="string">
            <text:p>-</text:p>
          </table:table-cell>
          <table:table-cell office:value-type="string">
            <text:p>draw a string relatively to viewport, first vector will be used to set the position 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info()</text:p>
          </table:table-cell>
          <table:table-cell office:value-type="string">
            <text:p>[string:none] text; [num:none] arg1; [num:none] y; [num:none] z</text:p>
          </table:table-cell>
          <table:table-cell office:value-type="string">
            <text:p>-</text:p>
          </table:table-cell>
          <table:table-cell office:value-type="string">
            <text:p>draw a string relatively to viewport, arguments will be used to set the position</text:p>
          </table:table-cell>
          <table:table-cell table:number-columns-repeated="1018"/>
        </table:table-row>
        <table:table-row table:style-name="ro1">
          <table:table-cell office:value-type="string">
            <text:p>basic draw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lineColor()</text:p>
          </table:table-cell>
          <table:table-cell table:style-name="ce2" office:value-type="string">
            <text:p>[num:none|0,255] arg1; [num:none|0,255] arg2; [num:none|0,255] arg3</text:p>
          </table:table-cell>
          <table:table-cell office:value-type="string">
            <text:p>-</text:p>
          </table:table-cell>
          <table:table-cell office:value-type="string">
            <text:p>set rgb line colo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table:style-name="ce2" office:value-type="string">
            <text:p>lineColor()</text:p>
          </table:table-cell>
          <table:table-cell office:value-type="string">
            <text:p>[mathutils.Color:none] arg1</text:p>
          </table:table-cell>
          <table:table-cell office:value-type="string">
            <text:p>-</text:p>
          </table:table-cell>
          <table:table-cell office:value-type="string">
            <text:p>set line colo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table:style-name="ce2" office:value-type="string">
            <text:p>lineColor()</text:p>
          </table:table-cell>
          <table:table-cell office:value-type="string">
            <text:p>[mathutils.Vector:none] arg1</text:p>
          </table:table-cell>
          <table:table-cell office:value-type="string">
            <text:p>-</text:p>
          </table:table-cell>
          <table:table-cell office:value-type="string">
            <text:p>set line colo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line()</text:p>
          </table:table-cell>
          <table:table-cell office:value-type="string">
            <text:p>[mathutils.Vector:none] arg1; [mathutils.Vector:none] arg2</text:p>
          </table:table-cell>
          <table:table-cell office:value-type="string">
            <text:p>-</text:p>
          </table:table-cell>
          <table:table-cell office:value-type="string">
            <text:p>draws an opengl line between two positions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line()</text:p>
          </table:table-cell>
          <table:table-cell office:value-type="string">
            <text:p>[mathutils.Vector:none] arg1; [num:none] arg2; [num:none] arg3; [num:none] arg4</text:p>
          </table:table-cell>
          <table:table-cell office:value-type="string">
            <text:p>-</text:p>
          </table:table-cell>
          <table:table-cell office:value-type="string">
            <text:p>draws an opengl line between two positions (arg2 = x, arg3 = y, arg4 = z) <text:s/>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line()</text:p>
          </table:table-cell>
          <table:table-cell office:value-type="string">
            <text:p>[num:none] arg1; [num:none] arg2; [num:none] arg3; [num:none] arg4; [num:none] arg5; [num:none] arg6</text:p>
          </table:table-cell>
          <table:table-cell office:value-type="string">
            <text:p>-</text:p>
          </table:table-cell>
          <table:table-cell office:value-type="string">
            <text:p>draws an opengl line between two positions (arg1 = x, arg2 = y, arg3 = z and arg4 = x, arg5 = y, arg6 = z) <text:s/></text:p>
          </table:table-cell>
          <table:table-cell table:number-columns-repeated="1018"/>
        </table:table-row>
        <table:table-row table:style-name="ro2">
          <table:table-cell office:value-type="string">
            <text:p>transformation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office:value-type="string">
            <text:p>set the blender object scale, uniform on the 3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()</text:p>
          </table:table-cell>
          <table:table-cell office:value-type="string">
            <text:p>[string:none] o; [num:none] value</text:p>
          </table:table-cell>
          <table:table-cell office:value-type="string">
            <text:p>-</text:p>
          </table:table-cell>
          <table:table-cell office:value-type="string">
            <text:p>set the blender object scale, uniform on the 3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()</text:p>
          </table:table-cell>
          <table:table-cell office:value-type="string">
            <text:p>[blender object:none] o; [num:none] value; [num:none] optY; [num:none] optZ</text:p>
          </table:table-cell>
          <table:table-cell office:value-type="string">
            <text:p>-</text:p>
          </table:table-cell>
          <table:table-cell office:value-type="string">
            <text:p>set the blender object scale, differently on the 3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()</text:p>
          </table:table-cell>
          <table:table-cell office:value-type="string">
            <text:p>[string:none] o; [num:none] value; [num:none] optY; [num:none] optZ</text:p>
          </table:table-cell>
          <table:table-cell office:value-type="string">
            <text:p>-</text:p>
          </table:table-cell>
          <table:table-cell office:value-type="string">
            <text:p>set the blender object scale, differently on the 3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X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office:value-type="string">
            <text:p>increase the blender object scale on X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X()</text:p>
          </table:table-cell>
          <table:table-cell office:value-type="string">
            <text:p>[string:none] o; [num:none] value</text:p>
          </table:table-cell>
          <table:table-cell office:value-type="string">
            <text:p>-</text:p>
          </table:table-cell>
          <table:table-cell office:value-type="string">
            <text:p>increase the blender object scale on X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Y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office:value-type="string">
            <text:p>increase the blender object scale on Y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Y()</text:p>
          </table:table-cell>
          <table:table-cell office:value-type="string">
            <text:p>[string:none] o; [num:none] value</text:p>
          </table:table-cell>
          <table:table-cell office:value-type="string">
            <text:p>-</text:p>
          </table:table-cell>
          <table:table-cell office:value-type="string">
            <text:p>increase the blender object scale on Y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Z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office:value-type="string">
            <text:p>increase the blender object scale on Z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Z()</text:p>
          </table:table-cell>
          <table:table-cell office:value-type="string">
            <text:p>[string:none] o; [num:none] value</text:p>
          </table:table-cell>
          <table:table-cell office:value-type="string">
            <text:p>-</text:p>
          </table:table-cell>
          <table:table-cell office:value-type="string">
            <text:p>increase the blender object scale on Z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To()</text:p>
          </table:table-cell>
          <table:table-cell office:value-type="string">
            <text:p>[blender object:none] o; [blender object:none] arg1</text:p>
          </table:table-cell>
          <table:table-cell office:value-type="string">
            <text:p>-</text:p>
          </table:table-cell>
          <table:table-cell office:value-type="string">
            <text:p>move the blender object 'o' the location of the object 'arg1w'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To()</text:p>
          </table:table-cell>
          <table:table-cell office:value-type="string">
            <text:p>[blender object:none] o; [num:none] arg1; [num:none] y; [num:none] z</text:p>
          </table:table-cell>
          <table:table-cell office:value-type="string">
            <text:p>-</text:p>
          </table:table-cell>
          <table:table-cell office:value-type="string">
            <text:p>move the blender object to the new posi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()</text:p>
          </table:table-cell>
          <table:table-cell table:style-name="ce2" office:value-type="string">
            <text:p>[blender object:none] o; [num:none] x; [num:none] y; [num:none] z</text:p>
          </table:table-cell>
          <table:table-cell office:value-type="string">
            <text:p>-</text:p>
          </table:table-cell>
          <table:table-cell office:value-type="string">
            <text:p>translate the blender object by x,y,z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move()</text:p>
          </table:table-cell>
          <table:table-cell table:style-name="ce2" office:value-type="string">
            <text:p>[blender object:none] o; [num:none] x; [num:none] y; [num:none] z; [boolean:True] absolute</text:p>
          </table:table-cell>
          <table:table-cell office:value-type="string">
            <text:p>-</text:p>
          </table:table-cell>
          <table:table-cell office:value-type="string">
            <text:p>translate the blender object by x,y,z using its local position if absolute is Fals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X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x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X()</text:p>
          </table:table-cell>
          <table:table-cell office:value-type="string">
            <text:p>[blender object:none] o; [num:none] value; [boolean:True] absolut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x axis using its local position if absolute is Fals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Y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y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Y()</text:p>
          </table:table-cell>
          <table:table-cell office:value-type="string">
            <text:p>[blender object:none] o; [num:none] value; [boolean:True] absolut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y axis using its local position if absolute is Fals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Z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z axi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Z()</text:p>
          </table:table-cell>
          <table:table-cell office:value-type="string">
            <text:p>[blender object:none] o; [num:none] value; [boolean:True] absolut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z axis using its local position if absolute is False</text:p>
          </table:table-cell>
          <table:table-cell table:number-columns-repeated="1018"/>
        </table:table-row>
        <table:table-row table:style-name="ro4" table:number-rows-repeated="10484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 style:data-style-name="N2" text:time-value="0000-00-00T18:54: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iezafe </meta:initial-creator>
    <meta:creation-date>2013-08-09T16:41:06</meta:creation-date>
    <dc:date>2013-08-09T23:26:45</dc:date>
    <dc:creator>frankiezafe </dc:creator>
    <meta:editing-duration>PT1H19M21S</meta:editing-duration>
    <meta:editing-cycles>62</meta:editing-cycles>
    <meta:generator>LibreOffice/3.6$Linux_x86 LibreOffice_project/360m1$Build-2</meta:generator>
    <meta:document-statistic meta:table-count="1" meta:cell-count="512" meta:object-count="0"/>
  </office:meta>
</office:document-meta>
</file>